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<text:s/>year</text:p>
          </table:table-cell>
          <table:table-cell office:value-type="string">
            <text:p>Deaths wiki</text:p>
          </table:table-cell>
          <table:table-cell office:value-type="string">
            <text:p>deaths statbel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table:number-columns-repeated="2" office:value-type="float" office:value="126633">
            <text:p>126633</text:p>
          </table:table-cell>
          <table:table-cell table:formula="of:=[.B2]-[.C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1">
            <text:p>1901</text:p>
          </table:table-cell>
          <table:table-cell table:number-columns-repeated="2" office:value-type="float" office:value="113136">
            <text:p>113136</text:p>
          </table:table-cell>
          <table:table-cell table:formula="of:=[.B3]-[.C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2">
            <text:p>1902</text:p>
          </table:table-cell>
          <table:table-cell table:number-columns-repeated="2" office:value-type="float" office:value="116075">
            <text:p>116075</text:p>
          </table:table-cell>
          <table:table-cell table:formula="of:=[.B4]-[.C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3">
            <text:p>1903</text:p>
          </table:table-cell>
          <table:table-cell table:number-columns-repeated="2" office:value-type="float" office:value="115884">
            <text:p>115884</text:p>
          </table:table-cell>
          <table:table-cell table:formula="of:=[.B5]-[.C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4">
            <text:p>1904</text:p>
          </table:table-cell>
          <table:table-cell table:number-columns-repeated="2" office:value-type="float" office:value="117097">
            <text:p>117097</text:p>
          </table:table-cell>
          <table:table-cell table:formula="of:=[.B6]-[.C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5">
            <text:p>1905</text:p>
          </table:table-cell>
          <table:table-cell table:number-columns-repeated="2" office:value-type="float" office:value="115486">
            <text:p>115486</text:p>
          </table:table-cell>
          <table:table-cell table:formula="of:=[.B7]-[.C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6">
            <text:p>1906</text:p>
          </table:table-cell>
          <table:table-cell table:number-columns-repeated="2" office:value-type="float" office:value="115514">
            <text:p>115514</text:p>
          </table:table-cell>
          <table:table-cell table:formula="of:=[.B8]-[.C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7">
            <text:p>1907</text:p>
          </table:table-cell>
          <table:table-cell table:number-columns-repeated="2" office:value-type="float" office:value="112656">
            <text:p>112656</text:p>
          </table:table-cell>
          <table:table-cell table:formula="of:=[.B9]-[.C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8">
            <text:p>1908</text:p>
          </table:table-cell>
          <table:table-cell table:number-columns-repeated="2" office:value-type="float" office:value="118997">
            <text:p>118997</text:p>
          </table:table-cell>
          <table:table-cell table:formula="of:=[.B10]-[.C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9">
            <text:p>1909</text:p>
          </table:table-cell>
          <table:table-cell table:number-columns-repeated="2" office:value-type="float" office:value="115027">
            <text:p>115027</text:p>
          </table:table-cell>
          <table:table-cell table:formula="of:=[.B11]-[.C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0">
            <text:p>1910</text:p>
          </table:table-cell>
          <table:table-cell table:number-columns-repeated="2" office:value-type="float" office:value="110403">
            <text:p>110403</text:p>
          </table:table-cell>
          <table:table-cell table:formula="of:=[.B12]-[.C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table:number-columns-repeated="2" office:value-type="float" office:value="119896">
            <text:p>119896</text:p>
          </table:table-cell>
          <table:table-cell table:formula="of:=[.B13]-[.C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2">
            <text:p>1912</text:p>
          </table:table-cell>
          <table:table-cell table:number-columns-repeated="2" office:value-type="float" office:value="109405">
            <text:p>109405</text:p>
          </table:table-cell>
          <table:table-cell table:formula="of:=[.B14]-[.C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3">
            <text:p>1913</text:p>
          </table:table-cell>
          <table:table-cell table:number-columns-repeated="2" office:value-type="float" office:value="108296">
            <text:p>108296</text:p>
          </table:table-cell>
          <table:table-cell table:formula="of:=[.B15]-[.C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4">
            <text:p>1914</text:p>
          </table:table-cell>
          <table:table-cell table:number-columns-repeated="2" office:value-type="float" office:value="108720">
            <text:p>108720</text:p>
          </table:table-cell>
          <table:table-cell table:formula="of:=[.B16]-[.C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5">
            <text:p>1915</text:p>
          </table:table-cell>
          <table:table-cell table:number-columns-repeated="2" office:value-type="float" office:value="100674">
            <text:p>100674</text:p>
          </table:table-cell>
          <table:table-cell table:formula="of:=[.B17]-[.C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6">
            <text:p>1916</text:p>
          </table:table-cell>
          <table:table-cell table:number-columns-repeated="2" office:value-type="float" office:value="101044">
            <text:p>101044</text:p>
          </table:table-cell>
          <table:table-cell table:formula="of:=[.B18]-[.C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7">
            <text:p>1917</text:p>
          </table:table-cell>
          <table:table-cell table:number-columns-repeated="2" office:value-type="float" office:value="124824">
            <text:p>124824</text:p>
          </table:table-cell>
          <table:table-cell table:formula="of:=[.B19]-[.C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8">
            <text:p>1918</text:p>
          </table:table-cell>
          <table:table-cell table:number-columns-repeated="2" office:value-type="float" office:value="157340">
            <text:p>157340</text:p>
          </table:table-cell>
          <table:table-cell table:formula="of:=[.B20]-[.C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9">
            <text:p>1919</text:p>
          </table:table-cell>
          <table:table-cell table:number-columns-repeated="2" office:value-type="float" office:value="112986">
            <text:p>112986</text:p>
          </table:table-cell>
          <table:table-cell table:formula="of:=[.B21]-[.C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102706">
            <text:p>102706</text:p>
          </table:table-cell>
          <table:table-cell table:formula="of:=[.B22]-[.C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100468">
            <text:p>100468</text:p>
          </table:table-cell>
          <table:table-cell table:formula="of:=[.B23]-[.C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104155">
            <text:p>104155</text:p>
          </table:table-cell>
          <table:table-cell table:formula="of:=[.B24]-[.C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99113">
            <text:p>99113</text:p>
          </table:table-cell>
          <table:table-cell table:formula="of:=[.B25]-[.C2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98332">
            <text:p>98332</text:p>
          </table:table-cell>
          <table:table-cell table:formula="of:=[.B26]-[.C2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99569">
            <text:p>99569</text:p>
          </table:table-cell>
          <table:table-cell table:formula="of:=[.B27]-[.C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101018">
            <text:p>101018</text:p>
          </table:table-cell>
          <table:table-cell table:formula="of:=[.B28]-[.C2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103007">
            <text:p>103007</text:p>
          </table:table-cell>
          <table:table-cell table:formula="of:=[.B29]-[.C2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102270">
            <text:p>102270</text:p>
          </table:table-cell>
          <table:table-cell table:formula="of:=[.B30]-[.C3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115901">
            <text:p>115901</text:p>
          </table:table-cell>
          <table:table-cell table:formula="of:=[.B31]-[.C3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103397">
            <text:p>103397</text:p>
          </table:table-cell>
          <table:table-cell table:formula="of:=[.B32]-[.C3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103773">
            <text:p>103773</text:p>
          </table:table-cell>
          <table:table-cell table:formula="of:=[.B33]-[.C3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104221">
            <text:p>104221</text:p>
          </table:table-cell>
          <table:table-cell table:formula="of:=[.B34]-[.C3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104640">
            <text:p>104640</text:p>
          </table:table-cell>
          <table:table-cell table:formula="of:=[.B35]-[.C3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96851">
            <text:p>96851</text:p>
          </table:table-cell>
          <table:table-cell table:formula="of:=[.B36]-[.C3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102132">
            <text:p>102132</text:p>
          </table:table-cell>
          <table:table-cell table:formula="of:=[.B37]-[.C3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101595">
            <text:p>101595</text:p>
          </table:table-cell>
          <table:table-cell table:formula="of:=[.B38]-[.C3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104163">
            <text:p>104163</text:p>
          </table:table-cell>
          <table:table-cell table:formula="of:=[.B39]-[.C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104684">
            <text:p>104684</text:p>
          </table:table-cell>
          <table:table-cell table:formula="of:=[.B40]-[.C4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110393">
            <text:p>110393</text:p>
          </table:table-cell>
          <table:table-cell table:formula="of:=[.B41]-[.C4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125083">
            <text:p>125083</text:p>
          </table:table-cell>
          <table:table-cell table:formula="of:=[.B42]-[.C4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1">
            <text:p>1941</text:p>
          </table:table-cell>
          <table:table-cell table:number-columns-repeated="2" office:value-type="float" office:value="118670">
            <text:p>118670</text:p>
          </table:table-cell>
          <table:table-cell table:formula="of:=[.B43]-[.C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117291">
            <text:p>117291</text:p>
          </table:table-cell>
          <table:table-cell table:formula="of:=[.B44]-[.C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107767">
            <text:p>107767</text:p>
          </table:table-cell>
          <table:table-cell table:formula="of:=[.B45]-[.C4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4">
            <text:p>1944</text:p>
          </table:table-cell>
          <table:table-cell table:number-columns-repeated="2" office:value-type="float" office:value="124861">
            <text:p>124861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121155">
            <text:p>121155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110413">
            <text:p>110413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108136">
            <text:p>108136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103576">
            <text:p>103576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106704">
            <text:p>106704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104039">
            <text:p>104039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107688">
            <text:p>107688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103624">
            <text:p>103624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106024">
            <text:p>106024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104795">
            <text:p>104795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108316">
            <text:p>108316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108016">
            <text:p>108016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107236">
            <text:p>107236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105746">
            <text:p>105746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103513">
            <text:p>103513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113106">
            <text:p>113106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106259">
            <text:p>106259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111545">
            <text:p>111545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115618">
            <text:p>115618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109342">
            <text:p>109342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114507">
            <text:p>114507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114557">
            <text:p>114557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114509">
            <text:p>114509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121275">
            <text:p>121275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119375">
            <text:p>119375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119623">
            <text:p>119623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118853">
            <text:p>118853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116743">
            <text:p>116743</text:p>
          </table:table-cell>
          <table:table-cell table:formula="of:=[.B74]-[.C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118313">
            <text:p>118313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116039">
            <text:p>116039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119273">
            <text:p>119273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118765">
            <text:p>118765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112208">
            <text:p>112208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15060">
            <text:p>115060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112156">
            <text:p>112156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14364">
            <text:p>114364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113308">
            <text:p>113308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112506">
            <text:p>112506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114814">
            <text:p>114814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110577">
            <text:p>110577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112691">
            <text:p>112691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111671">
            <text:p>111671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105840">
            <text:p>105840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104551">
            <text:p>104551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107332">
            <text:p>107332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104545">
            <text:p>104545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104223">
            <text:p>104223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103858">
            <text:p>103858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106715">
            <text:p>106715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103688">
            <text:p>103688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104710">
            <text:p>104710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04228">
            <text:p>104228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103822">
            <text:p>103822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104607">
            <text:p>104607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04933">
            <text:p>104933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04921">
            <text:p>104921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103474">
            <text:p>103474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05667">
            <text:p>105667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07068">
            <text:p>107068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01964">
            <text:p>101964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03305">
            <text:p>103305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01614">
            <text:p>101614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02060">
            <text:p>102060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04587">
            <text:p>104587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04509">
            <text:p>104509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05094">
            <text:p>105094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04247">
            <text:p>104247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09034">
            <text:p>109034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09295">
            <text:p>109295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104723">
            <text:p>104723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10508">
            <text:p>110508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08056">
            <text:p>108056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09629">
            <text:p>109629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10645">
            <text:p>110645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108745">
            <text:p>108745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126850">
            <text:p>126850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112291">
            <text:p>112291</text:p>
          </table:table-cell>
          <table:table-cell table:formula="of:=[.B123]-[.C1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116380">
            <text:p>116380</text:p>
          </table:table-cell>
          <table:table-cell office:value-type="float" office:value="116404">
            <text:p>116404</text:p>
          </table:table-cell>
          <table:table-cell table:formula="of:=[.B124]-[.C124]" office:value-type="float" office:value="-24">
            <text:p>-24</text:p>
          </table:table-cell>
          <table:table-cell table:formula="of:=[.D124]/[.C124]*100" office:value-type="float" office:value="-0.0206178481839112">
            <text:p>-0,02061784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31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31:35.96</dc:date>
    <dc:creator>Andrzej Bystrzycki</dc:creator>
    <meta:generator>OpenOffice.org/3.3$Win32 OpenOffice.org_project/330m20$Build-9567</meta:generator>
    <meta:editing-duration>PT1M16S</meta:editing-duration>
    <meta:editing-cycles>1</meta:editing-cycles>
    <meta:document-statistic meta:table-count="1" meta:cell-count="496" meta:object-count="0"/>
  </office:meta>
</office:document-meta>
</file>